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68</meta:editing-cycles>
    <meta:generator>LibreOffice/7.4.2.3$Windows_X86_64 LibreOffice_project/382eef1f22670f7f4118c8c2dd222ec7ad009daf</meta:generator>
    <dc:date>2022-11-10T13:59:57.096000000</dc:date>
    <meta:editing-duration>P1DT14M3S</meta:editing-duration>
    <meta:document-statistic meta:table-count="0" meta:image-count="0" meta:object-count="0" meta:page-count="126" meta:paragraph-count="1413" meta:word-count="33576" meta:character-count="188837" meta:non-whitespace-character-count="149762"/>
  </office:meta>
</office:document-meta>
</file>